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FiraSans-Light" svg:font-family="FiraSans-Ligh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61in"/>
    </style:style>
    <style:style style:name="co2" style:family="table-column">
      <style:table-column-properties fo:break-before="auto" style:column-width="1.9563in"/>
    </style:style>
    <style:style style:name="co3" style:family="table-column">
      <style:table-column-properties fo:break-before="auto" style:column-width="2.0957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3.3209in"/>
    </style:style>
    <style:style style:name="co6" style:family="table-column">
      <style:table-column-properties fo:break-before="auto" style:column-width="3.350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4.1925in"/>
    </style:style>
    <style:style style:name="ro1" style:family="table-row">
      <style:table-row-properties style:row-height="0.3992in" fo:break-before="auto" style:use-optimal-row-height="false"/>
    </style:style>
    <style:style style:name="ro2" style:family="table-row">
      <style:table-row-properties style:row-height="0.2429in" fo:break-before="auto" style:use-optimal-row-height="false"/>
    </style:style>
    <style:style style:name="ro3" style:family="table-row">
      <style:table-row-properties style:row-height="0.1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Done&quot;" style:apply-style-name="Untitled1" style:base-cell-address="Sheet1.B1"/>
      <style:map style:condition="cell-content()=&quot;TBD&quot;" style:apply-style-name="Untitled2" style:base-cell-address="Sheet1.B1"/>
      <style:map style:condition="cell-content()=&quot;Symbol&quot;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&quot;Done&quot;" style:apply-style-name="Untitled1" style:base-cell-address="Sheet1.B1"/>
      <style:map style:condition="cell-content()=&quot;TBD&quot;" style:apply-style-name="Untitled2" style:base-cell-address="Sheet1.B1"/>
      <style:map style:condition="cell-content()=&quot;Symbol&quot;" style:apply-style-name="Untitled3" style:base-cell-address="Sheet1.B1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&quot;Done&quot;" style:apply-style-name="Untitled1" style:base-cell-address="Sheet1.B1"/>
      <style:map style:condition="cell-content()=&quot;TBD&quot;" style:apply-style-name="Untitled2" style:base-cell-address="Sheet1.B1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  <style:map style:condition="cell-content()=&quot;Done&quot;" style:apply-style-name="Untitled1" style:base-cell-address="Sheet1.B1"/>
      <style:map style:condition="cell-content()=&quot;TBD&quot;" style:apply-style-name="Untitled2" style:base-cell-address="Sheet1.B1"/>
      <style:map style:condition="cell-content()=&quot;Symbol&quot;" style:apply-style-name="Untitled3" style:base-cell-address="Sheet1.B1"/>
    </style:style>
    <style:style style:name="ce9" style:family="table-cell" style:parent-style-name="Default">
      <style:table-cell-properties style:vertical-align="middle"/>
      <style:map style:condition="cell-content()=&quot;Done&quot;" style:apply-style-name="Untitled1" style:base-cell-address="Sheet1.B1"/>
      <style:map style:condition="cell-content()=&quot;TBD&quot;" style:apply-style-name="Untitled2" style:base-cell-address="Sheet1.B1"/>
      <style:map style:condition="cell-content()=&quot;Symbol&quot;" style:apply-style-name="Untitled3" style:base-cell-address="Sheet1.B1"/>
    </style:style>
    <style:style style:name="ce10" style:family="table-cell" style:parent-style-name="Default">
      <style:table-cell-properties style:vertical-align="middle"/>
      <style:map style:condition="cell-content()=&quot;Done&quot;" style:apply-style-name="Untitled1" style:base-cell-address="Sheet1.B1"/>
      <style:map style:condition="cell-content()=&quot;TBD&quot;" style:apply-style-name="Untitled2" style:base-cell-address="Sheet1.B1"/>
    </style:style>
    <style:style style:name="ce11" style:family="table-cell" style:parent-style-name="Default">
      <style:table-cell-properties style:vertical-align="middle"/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>
            <text:p>On the toolkit website</text:p>
          </table:table-cell>
          <table:table-cell table:style-name="ce3" office:value-type="string">
            <text:p>File in the theme package</text:p>
          </table:table-cell>
          <table:table-cell table:style-name="ce3" office:value-type="string">
            <text:p>Deprecated style guide 14.9</text:p>
          </table:table-cell>
          <table:table-cell table:style-name="ce5" office:value-type="string">
            <text:p>STATUS</text:p>
          </table:table-cell>
          <table:table-cell table:style-name="ce8" office:value-type="string">
            <text:p>Symbol library</text:p>
          </table:table-cell>
          <table:table-cell table:style-name="ce1" office:value-type="string">
            <text:p>NOTE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account-group</text:p>
          </table:table-cell>
          <table:table-cell office:value-type="string">
            <text:p>account-group.svg</text:p>
          </table:table-cell>
          <table:table-cell office:value-type="string">
            <text:p>Account group</text:p>
          </table:table-cell>
          <table:table-cell office:value-type="string">
            <text:p>Symbol</text:p>
          </table:table-cell>
          <table:table-cell office:value-type="string">
            <text:p>Account group</text:p>
          </table:table-cell>
          <table:table-cell table:number-columns-repeated="1019"/>
        </table:table-row>
        <table:table-row table:style-name="ro2">
          <table:table-cell office:value-type="string">
            <text:p>arrow-down</text:p>
          </table:table-cell>
          <table:table-cell office:value-type="string">
            <text:p>arrow-down.svg</text:p>
          </table:table-cell>
          <table:table-cell office:value-type="string">
            <text:p>–</text:p>
          </table:table-cell>
          <table:table-cell office:value-type="string">
            <text:p>Symbol</text:p>
          </table:table-cell>
          <table:table-cell office:value-type="string">
            <text:p>Arrow / Default</text:p>
          </table:table-cell>
          <table:table-cell table:number-columns-repeated="1019"/>
        </table:table-row>
        <table:table-row table:style-name="ro2">
          <table:table-cell office:value-type="string">
            <text:p>arrow-left</text:p>
          </table:table-cell>
          <table:table-cell office:value-type="string">
            <text:p>arrow-left.svg</text:p>
          </table:table-cell>
          <table:table-cell office:value-type="string">
            <text:p>–</text:p>
          </table:table-cell>
          <table:table-cell office:value-type="string">
            <text:p>Symbol</text:p>
          </table:table-cell>
          <table:table-cell office:value-type="string">
            <text:p>Arrow / Default</text:p>
          </table:table-cell>
          <table:table-cell table:number-columns-repeated="1019"/>
        </table:table-row>
        <table:table-row table:style-name="ro2">
          <table:table-cell office:value-type="string">
            <text:p>arrow-right</text:p>
          </table:table-cell>
          <table:table-cell office:value-type="string">
            <text:p>arrow-right.svg</text:p>
          </table:table-cell>
          <table:table-cell office:value-type="string">
            <text:p>–</text:p>
          </table:table-cell>
          <table:table-cell office:value-type="string">
            <text:p>Symbol</text:p>
          </table:table-cell>
          <table:table-cell office:value-type="string">
            <text:p>Arrow / Default</text:p>
          </table:table-cell>
          <table:table-cell table:number-columns-repeated="1019"/>
        </table:table-row>
        <table:table-row table:style-name="ro2">
          <table:table-cell office:value-type="string">
            <text:p>arrow-up</text:p>
          </table:table-cell>
          <table:table-cell office:value-type="string">
            <text:p>arrow-up.svg</text:p>
          </table:table-cell>
          <table:table-cell office:value-type="string">
            <text:p>–</text:p>
          </table:table-cell>
          <table:table-cell office:value-type="string">
            <text:p>Symbol</text:p>
          </table:table-cell>
          <table:table-cell office:value-type="string">
            <text:p>Arrow / Default</text:p>
          </table:table-cell>
          <table:table-cell table:number-columns-repeated="1019"/>
        </table:table-row>
        <table:table-row table:style-name="ro2">
          <table:table-cell office:value-type="string">
            <text:p>bank</text:p>
          </table:table-cell>
          <table:table-cell office:value-type="string">
            <text:p>bank.svg</text:p>
          </table:table-cell>
          <table:table-cell office:value-type="string">
            <text:p>Submitted to RBC</text:p>
          </table:table-cell>
          <table:table-cell office:value-type="string">
            <text:p>Symbol</text:p>
          </table:table-cell>
          <table:table-cell office:value-type="string">
            <text:p>Bank</text:p>
          </table:table-cell>
          <table:table-cell table:number-columns-repeated="1019"/>
        </table:table-row>
        <table:table-row table:style-name="ro2">
          <table:table-cell office:value-type="string">
            <text:p>alerts-outline</text:p>
          </table:table-cell>
          <table:table-cell office:value-type="string">
            <text:p>alerts-outline.svg</text:p>
          </table:table-cell>
          <table:table-cell office:value-type="string">
            <text:p>Alerts</text:p>
          </table:table-cell>
          <table:table-cell office:value-type="string">
            <text:p>Symbol</text:p>
          </table:table-cell>
          <table:table-cell office:value-type="string">
            <text:p>Bell</text:p>
          </table:table-cell>
          <table:table-cell table:number-columns-repeated="1019"/>
        </table:table-row>
        <table:table-row table:style-name="ro2">
          <table:table-cell office:value-type="string">
            <text:p>calendar</text:p>
          </table:table-cell>
          <table:table-cell office:value-type="string">
            <text:p>calendar.svg</text:p>
          </table:table-cell>
          <table:table-cell office:value-type="string">
            <text:p>Calendar</text:p>
          </table:table-cell>
          <table:table-cell office:value-type="string">
            <text:p>Symbol</text:p>
          </table:table-cell>
          <table:table-cell office:value-type="string">
            <text:p>Calendar</text:p>
          </table:table-cell>
          <table:table-cell table:number-columns-repeated="1019"/>
        </table:table-row>
        <table:table-row table:style-name="ro2">
          <table:table-cell office:value-type="string">
            <text:p>verified</text:p>
          </table:table-cell>
          <table:table-cell office:value-type="string">
            <text:p>verified.svg</text:p>
          </table:table-cell>
          <table:table-cell office:value-type="string">
            <text:p>Verified</text:p>
          </table:table-cell>
          <table:table-cell office:value-type="string">
            <text:p>Symbol</text:p>
          </table:table-cell>
          <table:table-cell office:value-type="string">
            <text:p>Checkmark</text:p>
          </table:table-cell>
          <table:table-cell table:number-columns-repeated="1019"/>
        </table:table-row>
        <table:table-row table:style-name="ro2">
          <table:table-cell office:value-type="string">
            <text:p>chevron-down</text:p>
          </table:table-cell>
          <table:table-cell office:value-type="string">
            <text:p>chevron-down.svg</text:p>
          </table:table-cell>
          <table:table-cell office:value-type="string">
            <text:p>Arrow down</text:p>
          </table:table-cell>
          <table:table-cell office:value-type="string">
            <text:p>Symbol</text:p>
          </table:table-cell>
          <table:table-cell office:value-type="string">
            <text:p>Chevron</text:p>
          </table:table-cell>
          <table:table-cell table:number-columns-repeated="1019"/>
        </table:table-row>
        <table:table-row table:style-name="ro2">
          <table:table-cell office:value-type="string">
            <text:p>chevron-left</text:p>
          </table:table-cell>
          <table:table-cell office:value-type="string">
            <text:p>chevron-left.svg</text:p>
          </table:table-cell>
          <table:table-cell office:value-type="string">
            <text:p>Arrow left</text:p>
          </table:table-cell>
          <table:table-cell office:value-type="string">
            <text:p>Symbol</text:p>
          </table:table-cell>
          <table:table-cell office:value-type="string">
            <text:p>Chevron</text:p>
          </table:table-cell>
          <table:table-cell table:number-columns-repeated="1019"/>
        </table:table-row>
        <table:table-row table:style-name="ro2">
          <table:table-cell office:value-type="string">
            <text:p>chevron-right</text:p>
          </table:table-cell>
          <table:table-cell office:value-type="string">
            <text:p>chevron-right.svg</text:p>
          </table:table-cell>
          <table:table-cell office:value-type="string">
            <text:p>Arrow right</text:p>
          </table:table-cell>
          <table:table-cell office:value-type="string">
            <text:p>Symbol</text:p>
          </table:table-cell>
          <table:table-cell office:value-type="string">
            <text:p>Chevron</text:p>
          </table:table-cell>
          <table:table-cell table:number-columns-repeated="1019"/>
        </table:table-row>
        <table:table-row table:style-name="ro2">
          <table:table-cell office:value-type="string">
            <text:p>chevron-up</text:p>
          </table:table-cell>
          <table:table-cell office:value-type="string">
            <text:p>chevron-up.svg</text:p>
          </table:table-cell>
          <table:table-cell office:value-type="string">
            <text:p>Arrow up</text:p>
          </table:table-cell>
          <table:table-cell office:value-type="string">
            <text:p>Symbol</text:p>
          </table:table-cell>
          <table:table-cell office:value-type="string">
            <text:p>Chevron</text:p>
          </table:table-cell>
          <table:table-cell table:number-columns-repeated="1019"/>
        </table:table-row>
        <table:table-row table:style-name="ro2">
          <table:table-cell office:value-type="string">
            <text:p>settings</text:p>
          </table:table-cell>
          <table:table-cell office:value-type="string">
            <text:p>settings.svg</text:p>
          </table:table-cell>
          <table:table-cell office:value-type="string">
            <text:p>Settings</text:p>
          </table:table-cell>
          <table:table-cell office:value-type="string">
            <text:p>Symbol</text:p>
          </table:table-cell>
          <table:table-cell office:value-type="string">
            <text:p>Cogwheel</text:p>
          </table:table-cell>
          <table:table-cell table:number-columns-repeated="1019"/>
        </table:table-row>
        <table:table-row table:style-name="ro2">
          <table:table-cell office:value-type="string">
            <text:p>contact</text:p>
          </table:table-cell>
          <table:table-cell office:value-type="string">
            <text:p>contact.svg</text:p>
          </table:table-cell>
          <table:table-cell office:value-type="string">
            <text:p>Contact</text:p>
          </table:table-cell>
          <table:table-cell office:value-type="string">
            <text:p>Symbol</text:p>
          </table:table-cell>
          <table:table-cell office:value-type="string">
            <text:p>Contact</text:p>
          </table:table-cell>
          <table:table-cell table:number-columns-repeated="1019"/>
        </table:table-row>
        <table:table-row table:style-name="ro2">
          <table:table-cell office:value-type="string">
            <text:p>close</text:p>
          </table:table-cell>
          <table:table-cell office:value-type="string">
            <text:p>close.svg</text:p>
          </table:table-cell>
          <table:table-cell office:value-type="string">
            <text:p>Close</text:p>
          </table:table-cell>
          <table:table-cell office:value-type="string">
            <text:p>Symbol</text:p>
          </table:table-cell>
          <table:table-cell office:value-type="string">
            <text:p>Crossmark</text:p>
          </table:table-cell>
          <table:table-cell table:number-columns-repeated="1019"/>
        </table:table-row>
        <table:table-row table:style-name="ro2">
          <table:table-cell office:value-type="string">
            <text:p>rejected</text:p>
          </table:table-cell>
          <table:table-cell office:value-type="string">
            <text:p>rejected.svg</text:p>
          </table:table-cell>
          <table:table-cell office:value-type="string">
            <text:p>Rejected by validator</text:p>
          </table:table-cell>
          <table:table-cell office:value-type="string">
            <text:p>Symbol</text:p>
          </table:table-cell>
          <table:table-cell office:value-type="string">
            <text:p>Document / Rejected</text:p>
          </table:table-cell>
          <table:table-cell table:number-columns-repeated="1019"/>
        </table:table-row>
        <table:table-row table:style-name="ro2">
          <table:table-cell office:value-type="string">
            <text:p>export</text:p>
          </table:table-cell>
          <table:table-cell office:value-type="string">
            <text:p>export.svg</text:p>
          </table:table-cell>
          <table:table-cell office:value-type="string">
            <text:p>Export</text:p>
          </table:table-cell>
          <table:table-cell office:value-type="string">
            <text:p>Symbol</text:p>
          </table:table-cell>
          <table:table-cell office:value-type="string">
            <text:p>Download</text:p>
          </table:table-cell>
          <table:table-cell table:number-columns-repeated="1019"/>
        </table:table-row>
        <table:table-row table:style-name="ro2">
          <table:table-cell office:value-type="string">
            <text:p>file-pdf</text:p>
          </table:table-cell>
          <table:table-cell office:value-type="string">
            <text:p>file-pdf.svg</text:p>
          </table:table-cell>
          <table:table-cell office:value-type="string">
            <text:p>Contract note</text:p>
          </table:table-cell>
          <table:table-cell office:value-type="string">
            <text:p>Symbol</text:p>
          </table:table-cell>
          <table:table-cell office:value-type="string">
            <text:p>Download / PDF document</text:p>
          </table:table-cell>
          <table:table-cell table:number-columns-repeated="1019"/>
        </table:table-row>
        <table:table-row table:style-name="ro2">
          <table:table-cell office:value-type="string">
            <text:p>clone-account</text:p>
          </table:table-cell>
          <table:table-cell office:value-type="string">
            <text:p>clone-account.svg</text:p>
          </table:table-cell>
          <table:table-cell office:value-type="string">
            <text:p>Clone account</text:p>
          </table:table-cell>
          <table:table-cell office:value-type="string">
            <text:p>Symbol</text:p>
          </table:table-cell>
          <table:table-cell office:value-type="string">
            <text:p>Duplicate</text:p>
          </table:table-cell>
          <table:table-cell table:number-columns-repeated="1019"/>
        </table:table-row>
        <table:table-row table:style-name="ro2">
          <table:table-cell office:value-type="string">
            <text:p>edit-column</text:p>
          </table:table-cell>
          <table:table-cell office:value-type="string">
            <text:p>edit-column.svg</text:p>
          </table:table-cell>
          <table:table-cell office:value-type="string">
            <text:p>Edit column</text:p>
          </table:table-cell>
          <table:table-cell office:value-type="string">
            <text:p>Symbol</text:p>
          </table:table-cell>
          <table:table-cell office:value-type="string">
            <text:p>Edit column</text:p>
          </table:table-cell>
          <table:table-cell table:number-columns-repeated="1019"/>
        </table:table-row>
        <table:table-row table:style-name="ro2">
          <table:table-cell office:value-type="string">
            <text:p>filter</text:p>
          </table:table-cell>
          <table:table-cell office:value-type="string">
            <text:p>filter.svg</text:p>
          </table:table-cell>
          <table:table-cell office:value-type="string">
            <text:p>Filter</text:p>
          </table:table-cell>
          <table:table-cell office:value-type="string">
            <text:p>Symbol</text:p>
          </table:table-cell>
          <table:table-cell office:value-type="string">
            <text:p>Filter</text:p>
          </table:table-cell>
          <table:table-cell table:number-columns-repeated="1019"/>
        </table:table-row>
        <table:table-row table:style-name="ro2">
          <table:table-cell office:value-type="string">
            <text:p>cancel</text:p>
          </table:table-cell>
          <table:table-cell office:value-type="string">
            <text:p>cancel.svg</text:p>
          </table:table-cell>
          <table:table-cell office:value-type="string">
            <text:p>Rejected by RBC</text:p>
          </table:table-cell>
          <table:table-cell office:value-type="string">
            <text:p>Symbol</text:p>
          </table:table-cell>
          <table:table-cell office:value-type="string">
            <text:p>Forbidden</text:p>
          </table:table-cell>
          <table:table-cell table:number-columns-repeated="1019"/>
        </table:table-row>
        <table:table-row table:style-name="ro2">
          <table:table-cell office:value-type="string">
            <text:p>guide</text:p>
          </table:table-cell>
          <table:table-cell office:value-type="string">
            <text:p>guide.svg</text:p>
          </table:table-cell>
          <table:table-cell office:value-type="string">
            <text:p>Quick reference guide</text:p>
          </table:table-cell>
          <table:table-cell office:value-type="string">
            <text:p>Symbol</text:p>
          </table:table-cell>
          <table:table-cell office:value-type="string">
            <text:p>Help</text:p>
          </table:table-cell>
          <table:table-cell table:number-columns-repeated="1019"/>
        </table:table-row>
        <table:table-row table:style-name="ro2">
          <table:table-cell office:value-type="string">
            <text:p>in-progress</text:p>
          </table:table-cell>
          <table:table-cell office:value-type="string">
            <text:p>in-progress.svg</text:p>
          </table:table-cell>
          <table:table-cell office:value-type="string">
            <text:p>In progress</text:p>
          </table:table-cell>
          <table:table-cell office:value-type="string">
            <text:p>Symbol</text:p>
          </table:table-cell>
          <table:table-cell office:value-type="string">
            <text:p>In progress</text:p>
          </table:table-cell>
          <table:table-cell table:number-columns-repeated="1019"/>
        </table:table-row>
        <table:table-row table:style-name="ro2">
          <table:table-cell office:value-type="string">
            <text:p>info</text:p>
          </table:table-cell>
          <table:table-cell office:value-type="string">
            <text:p>info.svg</text:p>
          </table:table-cell>
          <table:table-cell office:value-type="string">
            <text:p>Info</text:p>
          </table:table-cell>
          <table:table-cell office:value-type="string">
            <text:p>Symbol</text:p>
          </table:table-cell>
          <table:table-cell office:value-type="string">
            <text:p>Info</text:p>
          </table:table-cell>
          <table:table-cell table:number-columns-repeated="1019"/>
        </table:table-row>
        <table:table-row table:style-name="ro2">
          <table:table-cell office:value-type="string">
            <text:p>password</text:p>
          </table:table-cell>
          <table:table-cell office:value-type="string">
            <text:p>password.svg</text:p>
          </table:table-cell>
          <table:table-cell office:value-type="string">
            <text:p>Change password</text:p>
          </table:table-cell>
          <table:table-cell office:value-type="string">
            <text:p>Symbol</text:p>
          </table:table-cell>
          <table:table-cell office:value-type="string">
            <text:p>Key</text:p>
          </table:table-cell>
          <table:table-cell office:value-type="string">
            <text:p>Not the same than from style guide</text:p>
          </table:table-cell>
          <table:table-cell table:number-columns-repeated="1018"/>
        </table:table-row>
        <table:table-row table:style-name="ro2">
          <table:table-cell office:value-type="string">
            <text:p>blocked</text:p>
          </table:table-cell>
          <table:table-cell office:value-type="string">
            <text:p>blocked.svg</text:p>
          </table:table-cell>
          <table:table-cell office:value-type="string">
            <text:p>Blocked</text:p>
          </table:table-cell>
          <table:table-cell office:value-type="string">
            <text:p>Symbol</text:p>
          </table:table-cell>
          <table:table-cell office:value-type="string">
            <text:p>Locker / Closed</text:p>
          </table:table-cell>
          <table:table-cell table:number-columns-repeated="1019"/>
        </table:table-row>
        <table:table-row table:style-name="ro2">
          <table:table-cell office:value-type="string">
            <text:p>unblocked</text:p>
          </table:table-cell>
          <table:table-cell office:value-type="string">
            <text:p>unblocked.svg</text:p>
          </table:table-cell>
          <table:table-cell office:value-type="string">
            <text:p>Unblocked</text:p>
          </table:table-cell>
          <table:table-cell office:value-type="string">
            <text:p>Symbol</text:p>
          </table:table-cell>
          <table:table-cell office:value-type="string">
            <text:p>Locker / Opened</text:p>
          </table:table-cell>
          <table:table-cell table:number-columns-repeated="1019"/>
        </table:table-row>
        <table:table-row table:style-name="ro2">
          <table:table-cell office:value-type="string">
            <text:p>logout</text:p>
          </table:table-cell>
          <table:table-cell office:value-type="string">
            <text:p>logout.svg</text:p>
          </table:table-cell>
          <table:table-cell office:value-type="string">
            <text:p>Logout</text:p>
          </table:table-cell>
          <table:table-cell office:value-type="string">
            <text:p>Symbol</text:p>
          </table:table-cell>
          <table:table-cell office:value-type="string">
            <text:p>Logout</text:p>
          </table:table-cell>
          <table:table-cell table:number-columns-repeated="1019"/>
        </table:table-row>
        <table:table-row table:style-name="ro2">
          <table:table-cell office:value-type="string">
            <text:p>expand-horizontal</text:p>
          </table:table-cell>
          <table:table-cell office:value-type="string">
            <text:p>expand-horizontal.svg</text:p>
          </table:table-cell>
          <table:table-cell office:value-type="string">
            <text:p>–</text:p>
          </table:table-cell>
          <table:table-cell office:value-type="string">
            <text:p>Symbol</text:p>
          </table:table-cell>
          <table:table-cell office:value-type="string">
            <text:p>Menu / 3 dots / Horizontal</text:p>
          </table:table-cell>
          <table:table-cell table:number-columns-repeated="1019"/>
        </table:table-row>
        <table:table-row table:style-name="ro2">
          <table:table-cell office:value-type="string">
            <text:p>expand-vertical</text:p>
          </table:table-cell>
          <table:table-cell office:value-type="string">
            <text:p>expand-vertical.svg</text:p>
          </table:table-cell>
          <table:table-cell office:value-type="string">
            <text:p>–</text:p>
          </table:table-cell>
          <table:table-cell office:value-type="string">
            <text:p>Symbol</text:p>
          </table:table-cell>
          <table:table-cell office:value-type="string">
            <text:p>Menu / 3 dots / Vertical</text:p>
          </table:table-cell>
          <table:table-cell table:number-columns-repeated="1019"/>
        </table:table-row>
        <table:table-row table:style-name="ro2">
          <table:table-cell office:value-type="string">
            <text:p>menu</text:p>
          </table:table-cell>
          <table:table-cell office:value-type="string">
            <text:p>menu.svg</text:p>
          </table:table-cell>
          <table:table-cell office:value-type="string">
            <text:p>PVQs</text:p>
          </table:table-cell>
          <table:table-cell office:value-type="string">
            <text:p>Symbol</text:p>
          </table:table-cell>
          <table:table-cell office:value-type="string">
            <text:p>Menu / Hamburger</text:p>
          </table:table-cell>
          <table:table-cell table:number-columns-repeated="1019"/>
        </table:table-row>
        <table:table-row table:style-name="ro2">
          <table:table-cell office:value-type="string">
            <text:p>circle-pause</text:p>
          </table:table-cell>
          <table:table-cell office:value-type="string">
            <text:p>circle-pause.svg</text:p>
          </table:table-cell>
          <table:table-cell office:value-type="string">
            <text:p>On hold</text:p>
          </table:table-cell>
          <table:table-cell office:value-type="string">
            <text:p>Symbol</text:p>
          </table:table-cell>
          <table:table-cell office:value-type="string">
            <text:p>Pause</text:p>
          </table:table-cell>
          <table:table-cell table:number-columns-repeated="1019"/>
        </table:table-row>
        <table:table-row table:style-name="ro2">
          <table:table-cell office:value-type="string">
            <text:p>edit</text:p>
          </table:table-cell>
          <table:table-cell office:value-type="string">
            <text:p>edit.svg</text:p>
          </table:table-cell>
          <table:table-cell office:value-type="string">
            <text:p>Modify</text:p>
          </table:table-cell>
          <table:table-cell office:value-type="string">
            <text:p>Symbol</text:p>
          </table:table-cell>
          <table:table-cell office:value-type="string">
            <text:p>Pen</text:p>
          </table:table-cell>
          <table:table-cell table:number-columns-repeated="1019"/>
        </table:table-row>
        <table:table-row table:style-name="ro2">
          <table:table-cell office:value-type="string">
            <text:p>person</text:p>
          </table:table-cell>
          <table:table-cell office:value-type="string">
            <text:p>person.svg</text:p>
          </table:table-cell>
          <table:table-cell office:value-type="string">
            <text:p>User</text:p>
          </table:table-cell>
          <table:table-cell office:value-type="string">
            <text:p>Symbol</text:p>
          </table:table-cell>
          <table:table-cell office:value-type="string">
            <text:p>Person</text:p>
          </table:table-cell>
          <table:table-cell table:number-columns-repeated="1019"/>
        </table:table-row>
        <table:table-row table:style-name="ro2">
          <table:table-cell office:value-type="string">
            <text:p>person-verified</text:p>
          </table:table-cell>
          <table:table-cell office:value-type="string">
            <text:p>person-verified.svg</text:p>
          </table:table-cell>
          <table:table-cell office:value-type="string">
            <text:p>Priced</text:p>
          </table:table-cell>
          <table:table-cell office:value-type="string">
            <text:p>Symbol</text:p>
          </table:table-cell>
          <table:table-cell table:style-name="ce10" office:value-type="string">
            <text:p>Person / Checkmark</text:p>
          </table:table-cell>
          <table:table-cell table:number-columns-repeated="1019"/>
        </table:table-row>
        <table:table-row table:style-name="ro2">
          <table:table-cell office:value-type="string">
            <text:p>person-waiting</text:p>
          </table:table-cell>
          <table:table-cell office:value-type="string">
            <text:p>person-waiting.svg</text:p>
          </table:table-cell>
          <table:table-cell office:value-type="string">
            <text:p>Waiting for validation</text:p>
          </table:table-cell>
          <table:table-cell table:style-name="ce7" office:value-type="string">
            <text:p>TBD</text:p>
          </table:table-cell>
          <table:table-cell table:style-name="ce10" office:value-type="string">
            <text:p>Person / Clock</text:p>
          </table:table-cell>
          <table:table-cell table:number-columns-repeated="1019"/>
        </table:table-row>
        <table:table-row table:style-name="ro2">
          <table:table-cell office:value-type="string">
            <text:p>person-rejected</text:p>
          </table:table-cell>
          <table:table-cell office:value-type="string">
            <text:p>person-rejected.svg</text:p>
          </table:table-cell>
          <table:table-cell office:value-type="string">
            <text:p>Rejected on transaction</text:p>
          </table:table-cell>
          <table:table-cell office:value-type="string">
            <text:p>Symbol</text:p>
          </table:table-cell>
          <table:table-cell table:style-name="ce10" office:value-type="string">
            <text:p>Person / Crossmark</text:p>
          </table:table-cell>
          <table:table-cell table:number-columns-repeated="1019"/>
        </table:table-row>
        <table:table-row table:style-name="ro2">
          <table:table-cell office:value-type="string">
            <text:p>print</text:p>
          </table:table-cell>
          <table:table-cell office:value-type="string">
            <text:p>print.svg</text:p>
          </table:table-cell>
          <table:table-cell office:value-type="string">
            <text:p>Print</text:p>
          </table:table-cell>
          <table:table-cell office:value-type="string">
            <text:p>Symbol</text:p>
          </table:table-cell>
          <table:table-cell office:value-type="string">
            <text:p>Print</text:p>
          </table:table-cell>
          <table:table-cell table:number-columns-repeated="1019"/>
        </table:table-row>
        <table:table-row table:style-name="ro2">
          <table:table-cell office:value-type="string">
            <text:p>refresh</text:p>
          </table:table-cell>
          <table:table-cell office:value-type="string">
            <text:p>refresh.svg</text:p>
          </table:table-cell>
          <table:table-cell office:value-type="string">
            <text:p>–</text:p>
          </table:table-cell>
          <table:table-cell office:value-type="string">
            <text:p>Symbol</text:p>
          </table:table-cell>
          <table:table-cell office:value-type="string">
            <text:p>Refresh</text:p>
          </table:table-cell>
          <table:table-cell table:number-columns-repeated="1019"/>
        </table:table-row>
        <table:table-row table:style-name="ro2">
          <table:table-cell office:value-type="string">
            <text:p>search-account</text:p>
          </table:table-cell>
          <table:table-cell office:value-type="string">
            <text:p>search-account.svg</text:p>
          </table:table-cell>
          <table:table-cell office:value-type="string">
            <text:p>Search by account name</text:p>
          </table:table-cell>
          <table:table-cell office:value-type="string">
            <text:p>Symbol</text:p>
          </table:table-cell>
          <table:table-cell office:value-type="string">
            <text:p>Search / Account</text:p>
          </table:table-cell>
          <table:table-cell table:number-columns-repeated="1019"/>
        </table:table-row>
        <table:table-row table:style-name="ro2">
          <table:table-cell office:value-type="string">
            <text:p>search</text:p>
          </table:table-cell>
          <table:table-cell office:value-type="string">
            <text:p>search.svg</text:p>
          </table:table-cell>
          <table:table-cell office:value-type="string">
            <text:p>Search</text:p>
          </table:table-cell>
          <table:table-cell office:value-type="string">
            <text:p>Symbol</text:p>
          </table:table-cell>
          <table:table-cell office:value-type="string">
            <text:p>Search / Default</text:p>
          </table:table-cell>
          <table:table-cell table:number-columns-repeated="1019"/>
        </table:table-row>
        <table:table-row table:style-name="ro2">
          <table:table-cell office:value-type="string">
            <text:p>search-id</text:p>
          </table:table-cell>
          <table:table-cell office:value-type="string">
            <text:p>search-id.svg</text:p>
          </table:table-cell>
          <table:table-cell office:value-type="string">
            <text:p>Search by transaction ID</text:p>
          </table:table-cell>
          <table:table-cell office:value-type="string">
            <text:p>Symbol</text:p>
          </table:table-cell>
          <table:table-cell office:value-type="string">
            <text:p>Search / Transaction</text:p>
          </table:table-cell>
          <table:table-cell table:number-columns-repeated="1019"/>
        </table:table-row>
        <table:table-row table:style-name="ro2">
          <table:table-cell office:value-type="string">
            <text:p>submit</text:p>
          </table:table-cell>
          <table:table-cell office:value-type="string">
            <text:p>submit.svg</text:p>
          </table:table-cell>
          <table:table-cell office:value-type="string">
            <text:p>Submit</text:p>
          </table:table-cell>
          <table:table-cell office:value-type="string">
            <text:p>Symbol</text:p>
          </table:table-cell>
          <table:table-cell office:value-type="string">
            <text:p>Send</text:p>
          </table:table-cell>
          <table:table-cell table:number-columns-repeated="1019"/>
        </table:table-row>
        <table:table-row table:style-name="ro2">
          <table:table-cell office:value-type="string">
            <text:p>admin</text:p>
          </table:table-cell>
          <table:table-cell office:value-type="string">
            <text:p>admin.svg</text:p>
          </table:table-cell>
          <table:table-cell office:value-type="string">
            <text:p>Administration</text:p>
          </table:table-cell>
          <table:table-cell office:value-type="string">
            <text:p>Symbol</text:p>
          </table:table-cell>
          <table:table-cell office:value-type="string">
            <text:p>Shield</text:p>
          </table:table-cell>
          <table:table-cell table:number-columns-repeated="1019"/>
        </table:table-row>
        <table:table-row table:style-name="ro2">
          <table:table-cell office:value-type="string">
            <text:p>validate</text:p>
          </table:table-cell>
          <table:table-cell office:value-type="string">
            <text:p>validate.svg</text:p>
          </table:table-cell>
          <table:table-cell office:value-type="string">
            <text:p>Validate</text:p>
          </table:table-cell>
          <table:table-cell office:value-type="string">
            <text:p>Symbol</text:p>
          </table:table-cell>
          <table:table-cell table:style-name="Default" office:value-type="string">
            <text:p>Success / Circle</text:p>
          </table:table-cell>
          <table:table-cell table:number-columns-repeated="1019"/>
        </table:table-row>
        <table:table-row table:style-name="ro2">
          <table:table-cell office:value-type="string">
            <text:p>arrow-drop-down</text:p>
          </table:table-cell>
          <table:table-cell office:value-type="string">
            <text:p>arrow-drop-down.svg</text:p>
          </table:table-cell>
          <table:table-cell office:value-type="string">
            <text:p>Dropdown</text:p>
          </table:table-cell>
          <table:table-cell office:value-type="string">
            <text:p>Discuss</text:p>
          </table:table-cell>
          <table:table-cell office:value-type="string">
            <text:p>Symbol -&gt; Arrow / Plain rounded</text:p>
          </table:table-cell>
          <table:table-cell office:value-type="string">
            <text:p>Should it be part of iconography or is it dropdown?</text:p>
          </table:table-cell>
          <table:table-cell table:number-columns-repeated="1018"/>
        </table:table-row>
        <table:table-row table:style-name="ro2">
          <table:table-cell office:value-type="string">
            <text:p>arrow-drop-left</text:p>
          </table:table-cell>
          <table:table-cell office:value-type="string">
            <text:p>arrow-drop-left.svg</text:p>
          </table:table-cell>
          <table:table-cell office:value-type="string">
            <text:p>–</text:p>
          </table:table-cell>
          <table:table-cell office:value-type="string">
            <text:p>Discuss</text:p>
          </table:table-cell>
          <table:table-cell office:value-type="string">
            <text:p>Symbol -&gt; Arrow / Plain rounded</text:p>
          </table:table-cell>
          <table:table-cell office:value-type="string">
            <text:p>Should it be part of iconography or is it dropdown?</text:p>
          </table:table-cell>
          <table:table-cell table:number-columns-repeated="1018"/>
        </table:table-row>
        <table:table-row table:style-name="ro2">
          <table:table-cell office:value-type="string">
            <text:p>arrow-drop-right</text:p>
          </table:table-cell>
          <table:table-cell office:value-type="string">
            <text:p>arrow-drop-right.svg</text:p>
          </table:table-cell>
          <table:table-cell office:value-type="string">
            <text:p>–</text:p>
          </table:table-cell>
          <table:table-cell office:value-type="string">
            <text:p>Discuss</text:p>
          </table:table-cell>
          <table:table-cell office:value-type="string">
            <text:p>Symbol -&gt; Arrow / Plain rounded</text:p>
          </table:table-cell>
          <table:table-cell office:value-type="string">
            <text:p>Should it be part of iconography or is it dropdown?</text:p>
          </table:table-cell>
          <table:table-cell table:number-columns-repeated="1018"/>
        </table:table-row>
        <table:table-row table:style-name="ro2">
          <table:table-cell office:value-type="string">
            <text:p>arrow-drop-up</text:p>
          </table:table-cell>
          <table:table-cell office:value-type="string">
            <text:p>arrow-drop-up.svg</text:p>
          </table:table-cell>
          <table:table-cell office:value-type="string">
            <text:p>–</text:p>
          </table:table-cell>
          <table:table-cell office:value-type="string">
            <text:p>Discuss</text:p>
          </table:table-cell>
          <table:table-cell office:value-type="string">
            <text:p>Symbol -&gt; Arrow / Plain rounded</text:p>
          </table:table-cell>
          <table:table-cell office:value-type="string">
            <text:p>Should it be part of iconography or is it dropdown?</text:p>
          </table:table-cell>
          <table:table-cell table:number-columns-repeated="1018"/>
        </table:table-row>
        <table:table-row table:style-name="ro2">
          <table:table-cell office:value-type="string">
            <text:p>toolkit</text:p>
          </table:table-cell>
          <table:table-cell office:value-type="string">
            <text:p>toolkit.svg</text:p>
          </table:table-cell>
          <table:table-cell office:value-type="string">
            <text:p>My toolkit</text:p>
          </table:table-cell>
          <table:table-cell office:value-type="string">
            <text:p>Symbol</text:p>
          </table:table-cell>
          <table:table-cell office:value-type="string">
            <text:p>Toolkit</text:p>
          </table:table-cell>
          <table:table-cell table:number-columns-repeated="1019"/>
        </table:table-row>
        <table:table-row table:style-name="ro2">
          <table:table-cell office:value-type="string">
            <text:p>delete</text:p>
          </table:table-cell>
          <table:table-cell office:value-type="string">
            <text:p>delete.svg</text:p>
          </table:table-cell>
          <table:table-cell office:value-type="string">
            <text:p>Delete</text:p>
          </table:table-cell>
          <table:table-cell office:value-type="string">
            <text:p>Symbol</text:p>
          </table:table-cell>
          <table:table-cell office:value-type="string">
            <text:p>Trash</text:p>
          </table:table-cell>
          <table:table-cell table:number-columns-repeated="1019"/>
        </table:table-row>
        <table:table-row table:style-name="ro2">
          <table:table-cell office:value-type="string">
            <text:p>warning</text:p>
          </table:table-cell>
          <table:table-cell office:value-type="string">
            <text:p>warning.svg</text:p>
          </table:table-cell>
          <table:table-cell office:value-type="string">
            <text:p>Warning</text:p>
          </table:table-cell>
          <table:table-cell office:value-type="string">
            <text:p>Symbol</text:p>
          </table:table-cell>
          <table:table-cell office:value-type="string">
            <text:p>Warning</text:p>
          </table:table-cell>
          <table:table-cell table:number-columns-repeated="1019"/>
        </table:table-row>
        <table:table-row table:style-name="ro2">
          <table:table-cell office:value-type="string">
            <text:p>error</text:p>
          </table:table-cell>
          <table:table-cell office:value-type="string">
            <text:p>error.svg</text:p>
          </table:table-cell>
          <table:table-cell office:value-type="string">
            <text:p>Error</text:p>
          </table:table-cell>
          <table:table-cell office:value-type="string">
            <text:p>Symbol</text:p>
          </table:table-cell>
          <table:table-cell office:value-type="string">
            <text:p>Warning / Circle</text:p>
          </table:table-cell>
          <table:table-cell table:number-columns-repeated="1019"/>
        </table:table-row>
        <table:table-row table:style-name="ro2">
          <table:table-cell office:value-type="string">
            <text:p>alerts</text:p>
          </table:table-cell>
          <table:table-cell office:value-type="string">
            <text:p>alerts.svg</text:p>
          </table:table-cell>
          <table:table-cell office:value-type="string">
            <text:p>–</text:p>
          </table:table-cell>
          <table:table-cell table:style-name="ce7" office:value-type="string">
            <text:p>Not done</text:p>
          </table:table-cell>
          <table:table-cell table:style-name="ce10"/>
          <table:table-cell office:value-type="string">
            <text:p>Plain variant of alert-outline.svg</text:p>
          </table:table-cell>
          <table:table-cell table:number-columns-repeated="1018"/>
        </table:table-row>
        <table:table-row table:style-name="ro2">
          <table:table-cell office:value-type="string">
            <text:p>checkbox-checked</text:p>
          </table:table-cell>
          <table:table-cell office:value-type="string">
            <text:p>checkbox-checked.svg</text:p>
          </table:table-cell>
          <table:table-cell office:value-type="string">
            <text:p>–</text:p>
          </table:table-cell>
          <table:table-cell table:style-name="ce7" office:value-type="string">
            <text:p>Discuss</text:p>
          </table:table-cell>
          <table:table-cell table:style-name="ce10"/>
          <table:table-cell table:style-name="ce11" office:value-type="string">
            <text:p>Should it be part of iconography or is it checkbox?</text:p>
          </table:table-cell>
          <table:table-cell table:number-columns-repeated="1018"/>
        </table:table-row>
        <table:table-row table:style-name="ro2">
          <table:table-cell office:value-type="string">
            <text:p>checkbox-outline</text:p>
          </table:table-cell>
          <table:table-cell office:value-type="string">
            <text:p>checkbox-outline.svg</text:p>
          </table:table-cell>
          <table:table-cell office:value-type="string">
            <text:p>–</text:p>
          </table:table-cell>
          <table:table-cell table:style-name="ce7" office:value-type="string">
            <text:p>Discuss</text:p>
          </table:table-cell>
          <table:table-cell table:style-name="ce10"/>
          <table:table-cell office:value-type="string">
            <text:p>Should it be part of iconography or is it checkbox?</text:p>
          </table:table-cell>
          <table:table-cell table:number-columns-repeated="1018"/>
        </table:table-row>
        <table:table-row table:style-name="ro2">
          <table:table-cell office:value-type="string">
            <text:p>checkbox-parent</text:p>
          </table:table-cell>
          <table:table-cell office:value-type="string">
            <text:p>checkbox-parent.svg</text:p>
          </table:table-cell>
          <table:table-cell office:value-type="string">
            <text:p>–</text:p>
          </table:table-cell>
          <table:table-cell table:style-name="ce7" office:value-type="string">
            <text:p>Discuss</text:p>
          </table:table-cell>
          <table:table-cell table:style-name="ce10"/>
          <table:table-cell office:value-type="string">
            <text:p>Should it be part of iconography or is it checkbox?</text:p>
          </table:table-cell>
          <table:table-cell table:number-columns-repeated="1018"/>
        </table:table-row>
        <table:table-row table:style-name="ro2">
          <table:table-cell office:value-type="string">
            <text:p>checkbox</text:p>
          </table:table-cell>
          <table:table-cell office:value-type="string">
            <text:p>checkbox.svg</text:p>
          </table:table-cell>
          <table:table-cell office:value-type="string">
            <text:p>–</text:p>
          </table:table-cell>
          <table:table-cell table:style-name="ce7" office:value-type="string">
            <text:p>Discuss</text:p>
          </table:table-cell>
          <table:table-cell table:style-name="ce10"/>
          <table:table-cell office:value-type="string">
            <text:p>Should it be part of iconography or is it checkbox?</text:p>
          </table:table-cell>
          <table:table-cell table:number-columns-repeated="1018"/>
        </table:table-row>
        <table:table-row table:style-name="ro2">
          <table:table-cell office:value-type="string">
            <text:p>circle-arrow-down</text:p>
          </table:table-cell>
          <table:table-cell office:value-type="string">
            <text:p>circle-arrow-down.svg</text:p>
          </table:table-cell>
          <table:table-cell office:value-type="string">
            <text:p>–</text:p>
          </table:table-cell>
          <table:table-cell table:style-name="ce7" office:value-type="string">
            <text:p>Discuss</text:p>
          </table:table-cell>
          <table:table-cell table:style-name="ce10"/>
          <table:table-cell office:value-type="string">
            <text:p>Should it be part of iconography or is it a button?</text:p>
          </table:table-cell>
          <table:table-cell table:number-columns-repeated="1018"/>
        </table:table-row>
        <table:table-row table:style-name="ro2">
          <table:table-cell office:value-type="string">
            <text:p>circle-arrow-left</text:p>
          </table:table-cell>
          <table:table-cell office:value-type="string">
            <text:p>circle-arrow-left.svg</text:p>
          </table:table-cell>
          <table:table-cell office:value-type="string">
            <text:p>–</text:p>
          </table:table-cell>
          <table:table-cell table:style-name="ce7" office:value-type="string">
            <text:p>Discuss</text:p>
          </table:table-cell>
          <table:table-cell table:style-name="ce10"/>
          <table:table-cell office:value-type="string">
            <text:p>Should it be part of iconography or is it a button?</text:p>
          </table:table-cell>
          <table:table-cell table:number-columns-repeated="1018"/>
        </table:table-row>
        <table:table-row table:style-name="ro2">
          <table:table-cell office:value-type="string">
            <text:p>circle-arrow-right</text:p>
          </table:table-cell>
          <table:table-cell office:value-type="string">
            <text:p>circle-arrow-right.svg</text:p>
          </table:table-cell>
          <table:table-cell office:value-type="string">
            <text:p>–</text:p>
          </table:table-cell>
          <table:table-cell table:style-name="ce7" office:value-type="string">
            <text:p>Discuss</text:p>
          </table:table-cell>
          <table:table-cell table:style-name="ce10"/>
          <table:table-cell office:value-type="string">
            <text:p>Should it be part of iconography or is it a button?</text:p>
          </table:table-cell>
          <table:table-cell table:number-columns-repeated="1018"/>
        </table:table-row>
        <table:table-row table:style-name="ro2">
          <table:table-cell office:value-type="string">
            <text:p>circle-arrow-up</text:p>
          </table:table-cell>
          <table:table-cell office:value-type="string">
            <text:p>circle-arrow-up.svg</text:p>
          </table:table-cell>
          <table:table-cell office:value-type="string">
            <text:p>–</text:p>
          </table:table-cell>
          <table:table-cell table:style-name="ce7" office:value-type="string">
            <text:p>Discuss</text:p>
          </table:table-cell>
          <table:table-cell table:style-name="ce10"/>
          <table:table-cell office:value-type="string">
            <text:p>Should it be part of iconography or is it a button?</text:p>
          </table:table-cell>
          <table:table-cell table:number-columns-repeated="1018"/>
        </table:table-row>
        <table:table-row table:style-name="ro2">
          <table:table-cell office:value-type="string">
            <text:p>circle-chevron-down</text:p>
          </table:table-cell>
          <table:table-cell office:value-type="string">
            <text:p>circle-chevron-down.svg</text:p>
          </table:table-cell>
          <table:table-cell office:value-type="string">
            <text:p>–</text:p>
          </table:table-cell>
          <table:table-cell table:style-name="ce7" office:value-type="string">
            <text:p>Discuss</text:p>
          </table:table-cell>
          <table:table-cell table:style-name="ce10"/>
          <table:table-cell office:value-type="string">
            <text:p>Should it be part of iconography or is it a button?</text:p>
          </table:table-cell>
          <table:table-cell table:number-columns-repeated="1018"/>
        </table:table-row>
        <table:table-row table:style-name="ro2">
          <table:table-cell office:value-type="string">
            <text:p>circle-chevron-left</text:p>
          </table:table-cell>
          <table:table-cell office:value-type="string">
            <text:p>circle-chevron-left.svg</text:p>
          </table:table-cell>
          <table:table-cell office:value-type="string">
            <text:p>–</text:p>
          </table:table-cell>
          <table:table-cell table:style-name="ce7" office:value-type="string">
            <text:p>Discuss</text:p>
          </table:table-cell>
          <table:table-cell table:style-name="ce10"/>
          <table:table-cell office:value-type="string">
            <text:p>Should it be part of iconography or is it a button?</text:p>
          </table:table-cell>
          <table:table-cell table:number-columns-repeated="1018"/>
        </table:table-row>
        <table:table-row table:style-name="ro2">
          <table:table-cell office:value-type="string">
            <text:p>circle-chevron-right</text:p>
          </table:table-cell>
          <table:table-cell office:value-type="string">
            <text:p>circle-chevron-right.svg</text:p>
          </table:table-cell>
          <table:table-cell office:value-type="string">
            <text:p>–</text:p>
          </table:table-cell>
          <table:table-cell table:style-name="ce7" office:value-type="string">
            <text:p>Discuss</text:p>
          </table:table-cell>
          <table:table-cell table:style-name="ce10"/>
          <table:table-cell office:value-type="string">
            <text:p>Should it be part of iconography or is it a button?</text:p>
          </table:table-cell>
          <table:table-cell table:number-columns-repeated="1018"/>
        </table:table-row>
        <table:table-row table:style-name="ro2">
          <table:table-cell office:value-type="string">
            <text:p>circle-chevron-up</text:p>
          </table:table-cell>
          <table:table-cell office:value-type="string">
            <text:p>circle-chevron-up.svg</text:p>
          </table:table-cell>
          <table:table-cell office:value-type="string">
            <text:p>–</text:p>
          </table:table-cell>
          <table:table-cell table:style-name="ce7" office:value-type="string">
            <text:p>Discuss</text:p>
          </table:table-cell>
          <table:table-cell table:style-name="ce10"/>
          <table:table-cell office:value-type="string">
            <text:p>Should it be part of iconography or is it a button?</text:p>
          </table:table-cell>
          <table:table-cell table:number-columns-repeated="1018"/>
        </table:table-row>
        <table:table-row table:style-name="ro2">
          <table:table-cell office:value-type="string">
            <text:p>decrease</text:p>
          </table:table-cell>
          <table:table-cell office:value-type="string">
            <text:p>decrease.svg</text:p>
          </table:table-cell>
          <table:table-cell office:value-type="string">
            <text:p>Decrease</text:p>
          </table:table-cell>
          <table:table-cell table:style-name="ce7" office:value-type="string">
            <text:p>Not done</text:p>
          </table:table-cell>
          <table:table-cell table:style-name="ce10"/>
          <table:table-cell office:value-type="string">
            <text:p>Duplicate of arrow-down.svg</text:p>
          </table:table-cell>
          <table:table-cell table:number-columns-repeated="1018"/>
        </table:table-row>
        <table:table-row table:style-name="ro2">
          <table:table-cell office:value-type="string">
            <text:p>increase</text:p>
          </table:table-cell>
          <table:table-cell office:value-type="string">
            <text:p>increase.svg</text:p>
          </table:table-cell>
          <table:table-cell office:value-type="string">
            <text:p>Increase</text:p>
          </table:table-cell>
          <table:table-cell table:style-name="ce7" office:value-type="string">
            <text:p>Not done</text:p>
          </table:table-cell>
          <table:table-cell table:style-name="ce10"/>
          <table:table-cell office:value-type="string">
            <text:p>Duplicate of arrow-up.svg</text:p>
          </table:table-cell>
          <table:table-cell table:number-columns-repeated="1018"/>
        </table:table-row>
        <table:table-row table:style-name="ro2">
          <table:table-cell office:value-type="string">
            <text:p>radio-checked</text:p>
          </table:table-cell>
          <table:table-cell office:value-type="string">
            <text:p>radio-checked.svg</text:p>
          </table:table-cell>
          <table:table-cell office:value-type="string">
            <text:p>–</text:p>
          </table:table-cell>
          <table:table-cell table:style-name="ce7" office:value-type="string">
            <text:p>Discuss</text:p>
          </table:table-cell>
          <table:table-cell table:style-name="ce10"/>
          <table:table-cell office:value-type="string">
            <text:p>Should it be part of iconography or is it radio button?</text:p>
          </table:table-cell>
          <table:table-cell table:number-columns-repeated="1018"/>
        </table:table-row>
        <table:table-row table:style-name="ro2">
          <table:table-cell office:value-type="string">
            <text:p>radio-outline</text:p>
          </table:table-cell>
          <table:table-cell office:value-type="string">
            <text:p>radio-outline.svg</text:p>
          </table:table-cell>
          <table:table-cell office:value-type="string">
            <text:p>–</text:p>
          </table:table-cell>
          <table:table-cell table:style-name="ce7" office:value-type="string">
            <text:p>Discuss</text:p>
          </table:table-cell>
          <table:table-cell table:style-name="ce10"/>
          <table:table-cell office:value-type="string">
            <text:p>Should it be part of iconography or is it radio button?</text:p>
          </table:table-cell>
          <table:table-cell table:number-columns-repeated="1018"/>
        </table:table-row>
        <table:table-row table:style-name="ro2">
          <table:table-cell office:value-type="string">
            <text:p>radio</text:p>
          </table:table-cell>
          <table:table-cell office:value-type="string">
            <text:p>radio.svg</text:p>
          </table:table-cell>
          <table:table-cell office:value-type="string">
            <text:p>–</text:p>
          </table:table-cell>
          <table:table-cell table:style-name="ce7" office:value-type="string">
            <text:p>Discuss</text:p>
          </table:table-cell>
          <table:table-cell table:style-name="ce10"/>
          <table:table-cell office:value-type="string">
            <text:p>Should it be part of iconography or is it radio button?</text:p>
          </table:table-cell>
          <table:table-cell table:number-columns-repeated="1018"/>
        </table:table-row>
        <table:table-row table:style-name="ro2">
          <table:table-cell office:value-type="string">
            <text:p>rbc-logo</text:p>
          </table:table-cell>
          <table:table-cell office:value-type="string">
            <text:p>rbc-logo.svg</text:p>
          </table:table-cell>
          <table:table-cell office:value-type="string">
            <text:p>RBC Logo (not really in icons)</text:p>
          </table:table-cell>
          <table:table-cell table:style-name="ce7" office:value-type="string">
            <text:p>Discuss</text:p>
          </table:table-cell>
          <table:table-cell table:style-name="ce10"/>
          <table:table-cell office:value-type="string">
            <text:p>Should it be part of iconography or is it logo?</text:p>
          </table:table-cell>
          <table:table-cell table:number-columns-repeated="1018"/>
        </table:table-row>
        <table:table-row table:style-name="ro2">
          <table:table-cell office:value-type="string">
            <text:p>–</text:p>
          </table:table-cell>
          <table:table-cell table:style-name="ce2" office:value-type="string">
            <text:p>–</text:p>
          </table:table-cell>
          <table:table-cell office:value-type="string">
            <text:p>Twistie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2">
          <table:table-cell office:value-type="string">
            <text:p>–</text:p>
          </table:table-cell>
          <table:table-cell table:style-name="ce2" office:value-type="string">
            <text:p>–</text:p>
          </table:table-cell>
          <table:table-cell office:value-type="string">
            <text:p>Flip horizontal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2">
          <table:table-cell office:value-type="string">
            <text:p>–</text:p>
          </table:table-cell>
          <table:table-cell table:style-name="ce2" office:value-type="string">
            <text:p>–</text:p>
          </table:table-cell>
          <table:table-cell office:value-type="string">
            <text:p>Flip vertical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2">
          <table:table-cell office:value-type="string">
            <text:p>–</text:p>
          </table:table-cell>
          <table:table-cell table:style-name="ce2" office:value-type="string">
            <text:p>–</text:p>
          </table:table-cell>
          <table:table-cell office:value-type="string">
            <text:p>Back to previous page</text:p>
          </table:table-cell>
          <table:table-cell office:value-type="string">
            <text:p>TBD</text:p>
          </table:table-cell>
          <table:table-cell/>
          <table:table-cell office:value-type="string">
            <text:p>Button</text:p>
          </table:table-cell>
          <table:table-cell table:number-columns-repeated="1018"/>
        </table:table-row>
        <table:table-row table:style-name="ro2">
          <table:table-cell office:value-type="string">
            <text:p>–</text:p>
          </table:table-cell>
          <table:table-cell table:style-name="ce2" office:value-type="string">
            <text:p>–</text:p>
          </table:table-cell>
          <table:table-cell office:value-type="string">
            <text:p>Back to top</text:p>
          </table:table-cell>
          <table:table-cell office:value-type="string">
            <text:p>TBD</text:p>
          </table:table-cell>
          <table:table-cell/>
          <table:table-cell office:value-type="string">
            <text:p>Button</text:p>
          </table:table-cell>
          <table:table-cell table:number-columns-repeated="1018"/>
        </table:table-row>
        <table:table-row table:style-name="ro2">
          <table:table-cell office:value-type="string">
            <text:p>–</text:p>
          </table:table-cell>
          <table:table-cell table:style-name="ce2" office:value-type="string">
            <text:p>–</text:p>
          </table:table-cell>
          <table:table-cell office:value-type="string">
            <text:p>Dropdown for “more”</text:p>
          </table:table-cell>
          <table:table-cell office:value-type="string">
            <text:p>TBD</text:p>
          </table:table-cell>
          <table:table-cell/>
          <table:table-cell office:value-type="string">
            <text:p>Duplicate of dropdown</text:p>
          </table:table-cell>
          <table:table-cell table:number-columns-repeated="1018"/>
        </table:table-row>
        <table:table-row table:style-name="ro2">
          <table:table-cell office:value-type="string">
            <text:p>–</text:p>
          </table:table-cell>
          <table:table-cell table:style-name="ce2" office:value-type="string">
            <text:p>–</text:p>
          </table:table-cell>
          <table:table-cell office:value-type="string">
            <text:p>Pie chart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2">
          <table:table-cell office:value-type="string">
            <text:p>–</text:p>
          </table:table-cell>
          <table:table-cell table:style-name="ce2" office:value-type="string">
            <text:p>–</text:p>
          </table:table-cell>
          <table:table-cell office:value-type="string">
            <text:p>Graph chart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2">
          <table:table-cell office:value-type="string">
            <text:p>–</text:p>
          </table:table-cell>
          <table:table-cell table:style-name="ce2" office:value-type="string">
            <text:p>–</text:p>
          </table:table-cell>
          <table:table-cell office:value-type="string">
            <text:p>Table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2">
          <table:table-cell office:value-type="string">
            <text:p>–</text:p>
          </table:table-cell>
          <table:table-cell table:style-name="ce2" office:value-type="string">
            <text:p>–</text:p>
          </table:table-cell>
          <table:table-cell office:value-type="string">
            <text:p>Bar chart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2">
          <table:table-cell office:value-type="string">
            <text:p>–</text:p>
          </table:table-cell>
          <table:table-cell table:style-name="ce2" office:value-type="string">
            <text:p>–</text:p>
          </table:table-cell>
          <table:table-cell office:value-type="string">
            <text:p>Expand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2">
          <table:table-cell office:value-type="string">
            <text:p>–</text:p>
          </table:table-cell>
          <table:table-cell table:style-name="ce2" office:value-type="string">
            <text:p>–</text:p>
          </table:table-cell>
          <table:table-cell office:value-type="string">
            <text:p>Exchange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2">
          <table:table-cell office:value-type="string">
            <text:p>Circle-check-outline</text:p>
          </table:table-cell>
          <table:table-cell table:number-columns-repeated="2" office:value-type="string">
            <text:p>–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2">
          <table:table-cell office:value-type="string">
            <text:p>Circle-check</text:p>
          </table:table-cell>
          <table:table-cell table:number-columns-repeated="2" office:value-type="string">
            <text:p>–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2">
          <table:table-cell office:value-type="string">
            <text:p>Copy</text:p>
          </table:table-cell>
          <table:table-cell table:number-columns-repeated="2" office:value-type="string">
            <text:p>–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2">
          <table:table-cell office:value-type="string">
            <text:p>Error-filled-small</text:p>
          </table:table-cell>
          <table:table-cell table:number-columns-repeated="2" office:value-type="string">
            <text:p>–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2">
          <table:table-cell office:value-type="string">
            <text:p>Error-filled</text:p>
          </table:table-cell>
          <table:table-cell table:number-columns-repeated="2" office:value-type="string">
            <text:p>–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2">
          <table:table-cell office:value-type="string">
            <text:p>Error-outline</text:p>
          </table:table-cell>
          <table:table-cell table:number-columns-repeated="2" office:value-type="string">
            <text:p>–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2">
          <table:table-cell office:value-type="string">
            <text:p>Info-filled</text:p>
          </table:table-cell>
          <table:table-cell table:number-columns-repeated="2" office:value-type="string">
            <text:p>–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2">
          <table:table-cell office:value-type="string">
            <text:p>Warning-filled</text:p>
          </table:table-cell>
          <table:table-cell table:number-columns-repeated="2" office:value-type="string">
            <text:p>–</text:p>
          </table:table-cell>
          <table:table-cell office:value-type="string">
            <text:p>TBD</text:p>
          </table:table-cell>
          <table:table-cell table:number-columns-repeated="1020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database-ranges>
        <table:database-range table:name="__Anonymous_Sheet_DB__1" table:target-range-address="Sheet1.B1:Sheet1.F95" table:display-filter-buttons="true"/>
        <table:database-range table:target-range-address="Sheet1.A1:Sheet1.F9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FiraSans-Light" svg:font-family="FiraSans-Ligh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66ff66"/>
    </style:style>
    <style:style style:name="Untitled2" style:family="table-cell" style:parent-style-name="Default">
      <style:table-cell-properties fo:background-color="#ff9999"/>
    </style:style>
    <style:style style:name="Untitled3" style:family="table-cell" style:parent-style-name="Default">
      <style:table-cell-properties fo:background-color="#cc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1/11/2019</text:date>, <text:time>17:2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Vincent</meta:initial-creator>
    <meta:creation-date>2019-01-11T09:58:57</meta:creation-date>
    <dc:date>2019-01-11T17:28:10</dc:date>
    <dc:creator>Laurent Vincent</dc:creator>
    <meta:editing-duration>PT7H21M55S</meta:editing-duration>
    <meta:editing-cycles>15</meta:editing-cycles>
    <meta:generator>OpenOffice/4.1.3$Unix OpenOffice.org_project/413m1$Build-9783</meta:generator>
    <meta:document-statistic meta:table-count="3" meta:cell-count="464" meta:object-count="0"/>
  </office:meta>
</office:document-meta>
</file>